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71in" fo:margin-left="0.2229in" fo:margin-right="0.125in" fo:margin-top="0in" fo:margin-bottom="0in" table:align="margins"/>
    </style:style>
    <style:style style:name="Table1.A" style:family="table-column">
      <style:table-column-properties style:column-width="1.375in" style:rel-column-width="1980*"/>
    </style:style>
    <style:style style:name="Table1.B" style:family="table-column">
      <style:table-column-properties style:column-width="0.9583in" style:rel-column-width="1380*"/>
    </style:style>
    <style:style style:name="Table1.C" style:family="table-column">
      <style:table-column-properties style:column-width="0.8854in" style:rel-column-width="1275*"/>
    </style:style>
    <style:style style:name="Table1.D" style:family="table-column">
      <style:table-column-properties style:column-width="3.3583in" style:rel-column-width="483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1.7" style:family="table-row">
      <style:table-row-properties style:min-row-height="0.1882in" style:keep-together="true" fo:keep-together="auto"/>
    </style:style>
    <style:style style:name="Table2" style:family="table">
      <style:table-properties style:width="6.65in" fo:margin-left="0.1708in" fo:margin-right="0.1042in" fo:margin-top="0in" fo:margin-bottom="0in" table:align="margins"/>
    </style:style>
    <style:style style:name="Table2.A" style:family="table-column">
      <style:table-column-properties style:column-width="1.541in" style:rel-column-width="2219*"/>
    </style:style>
    <style:style style:name="Table2.B" style:family="table-column">
      <style:table-column-properties style:column-width="0.9583in" style:rel-column-width="1380*"/>
    </style:style>
    <style:style style:name="Table2.C" style:family="table-column">
      <style:table-column-properties style:column-width="4.1507in" style:rel-column-width="597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5" style:family="table">
      <style:table-properties style:width="6.6292in" fo:margin-left="0.1917in" fo:margin-right="0.1042in" fo:margin-top="0in" fo:margin-bottom="0in" table:align="margins"/>
    </style:style>
    <style:style style:name="Table5.A" style:family="table-column">
      <style:table-column-properties style:column-width="1.8646in" style:rel-column-width="18433*"/>
    </style:style>
    <style:style style:name="Table5.B" style:family="table-column">
      <style:table-column-properties style:column-width="0.9479in" style:rel-column-width="9370*"/>
    </style:style>
    <style:style style:name="Table5.C" style:family="table-column">
      <style:table-column-properties style:column-width="0.8229in" style:rel-column-width="8135*"/>
    </style:style>
    <style:style style:name="Table5.D" style:family="table-column">
      <style:table-column-properties style:column-width="2.9938in" style:rel-column-width="2959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5.A2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6" style:family="table">
      <style:table-properties style:width="6.4521in" fo:margin-left="0.275in" fo:margin-right="0.1979in" fo:margin-top="0in" fo:margin-bottom="0in" table:align="margins"/>
    </style:style>
    <style:style style:name="Table6.A" style:family="table-column">
      <style:table-column-properties style:column-width="1.2813in" style:rel-column-width="1845*"/>
    </style:style>
    <style:style style:name="Table6.B" style:family="table-column">
      <style:table-column-properties style:column-width="1.3125in" style:rel-column-width="1890*"/>
    </style:style>
    <style:style style:name="Table6.C" style:family="table-column">
      <style:table-column-properties style:column-width="3.8583in" style:rel-column-width="5556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7" style:family="table">
      <style:table-properties style:width="6.4688in" fo:margin-left="0.3167in" fo:margin-right="0.1396in" fo:margin-top="0in" fo:margin-bottom="0in" table:align="margins"/>
    </style:style>
    <style:style style:name="Table7.A" style:family="table-column">
      <style:table-column-properties style:column-width="1.1875in" style:rel-column-width="1710*"/>
    </style:style>
    <style:style style:name="Table7.B" style:family="table-column">
      <style:table-column-properties style:column-width="1.0625in" style:rel-column-width="1530*"/>
    </style:style>
    <style:style style:name="Table7.C" style:family="table-column">
      <style:table-column-properties style:column-width="1.0104in" style:rel-column-width="1455*"/>
    </style:style>
    <style:style style:name="Table7.D" style:family="table-column">
      <style:table-column-properties style:column-width="3.2083in" style:rel-column-width="4620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7.A2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8" style:family="table">
      <style:table-properties style:width="6.4521in" fo:margin-left="0.3167in" fo:margin-right="0.1563in" fo:margin-top="0in" fo:margin-bottom="0in" table:align="margins"/>
    </style:style>
    <style:style style:name="Table8.A" style:family="table-column">
      <style:table-column-properties style:column-width="1.8438in" style:rel-column-width="2655*"/>
    </style:style>
    <style:style style:name="Table8.B" style:family="table-column">
      <style:table-column-properties style:column-width="1.4167in" style:rel-column-width="2040*"/>
    </style:style>
    <style:style style:name="Table8.C" style:family="table-column">
      <style:table-column-properties style:column-width="3.1917in" style:rel-column-width="4596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8.A37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4" style:family="table">
      <style:table-properties style:width="6.4in" fo:margin-left="0.3479in" fo:margin-right="0.1771in" fo:margin-top="0in" fo:margin-bottom="0in" table:align="margins"/>
    </style:style>
    <style:style style:name="Table4.A" style:family="table-column">
      <style:table-column-properties style:column-width="1.8542in" style:rel-column-width="2670*"/>
    </style:style>
    <style:style style:name="Table4.B" style:family="table-column">
      <style:table-column-properties style:column-width="1.0938in" style:rel-column-width="1575*"/>
    </style:style>
    <style:style style:name="Table4.C" style:family="table-column">
      <style:table-column-properties style:column-width="3.4521in" style:rel-column-width="4971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3" style:family="table">
      <style:table-properties style:width="6.5771in" fo:margin-left="0.2229in" fo:margin-right="0.125in" fo:margin-top="0in" fo:margin-bottom="0in" table:align="margins"/>
    </style:style>
    <style:style style:name="Table3.A" style:family="table-column">
      <style:table-column-properties style:column-width="1.375in" style:rel-column-width="1980*"/>
    </style:style>
    <style:style style:name="Table3.B" style:family="table-column">
      <style:table-column-properties style:column-width="0.9583in" style:rel-column-width="1380*"/>
    </style:style>
    <style:style style:name="Table3.C" style:family="table-column">
      <style:table-column-properties style:column-width="0.8854in" style:rel-column-width="1275*"/>
    </style:style>
    <style:style style:name="Table3.D" style:family="table-column">
      <style:table-column-properties style:column-width="3.3583in" style:rel-column-width="4836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3.A2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3.7" style:family="table-row">
      <style:table-row-properties style:min-row-height="0.1882in" style:keep-together="true" fo:keep-together="auto"/>
    </style:style>
    <style:style style:name="Table9" style:family="table">
      <style:table-properties style:width="6.65in" fo:margin-left="0.1708in" fo:margin-right="0.1042in" fo:margin-top="0in" fo:margin-bottom="0in" table:align="margins"/>
    </style:style>
    <style:style style:name="Table9.A" style:family="table-column">
      <style:table-column-properties style:column-width="1.541in" style:rel-column-width="2219*"/>
    </style:style>
    <style:style style:name="Table9.B" style:family="table-column">
      <style:table-column-properties style:column-width="0.9583in" style:rel-column-width="1380*"/>
    </style:style>
    <style:style style:name="Table9.C" style:family="table-column">
      <style:table-column-properties style:column-width="4.1507in" style:rel-column-width="5977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line-height="100%" fo:text-align="justify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00%" fo:text-align="justify" style:justify-single-word="false" fo:orphans="0" fo:widows="0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style:font-name="Calibri" fo:font-size="11pt" style:font-name-asian="Calibri" style:font-size-asian="11pt" style:font-name-complex="Calibri" style:font-size-complex="11pt"/>
    </style:style>
    <style:style style:name="P23" style:family="paragraph" style:parent-style-name="Standard">
      <style:paragraph-properties fo:margin-left="0in" fo:margin-right="0in" fo:margin-top="0in" fo:margin-bottom="0in" fo:line-height="100%" fo:text-align="justify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4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 style:text-autospace="none" style:writing-mode="lr-tb">
        <style:background-image/>
      </style:paragraph-properties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left="0in" fo:margin-right="0in" fo:margin-top="0in" fo:margin-bottom="0in" fo:line-height="100%" fo:text-align="justify" style:justify-single-word="false" fo:orphans="0" fo:widows="0" fo:text-indent="0in" style:auto-text-indent="false" fo:background-color="#ffffff" fo:padding="0in" fo:border="none">
        <style:background-image/>
      </style:paragraph-properties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7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</style:style>
    <style:style style:name="P28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style:font-name-asian="Times New Roman1" style:font-name-complex="Times New Roman1"/>
    </style:style>
    <style:style style:name="P3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3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3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variant="normal" fo:text-transform="none" fo:color="#212121" style:font-name="Inter" fo:font-size="9pt" fo:letter-spacing="normal" fo:font-style="normal" fo:font-weight="normal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weight="bold" style:font-weight-asian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ternal API Doc</text:p>
      <text:p text:style-name="P2"/>
      <text:p text:style-name="P1"><text:span text:style-name="T1">Authorization Type :- </text:span><text:span text:style-name="T2">Basic Auth</text:span></text:p>
      <text:p text:style-name="P1"><text:span text:style-name="T3">Username </text:span><text:span text:style-name="T2">= </text:span><text:span text:style-name="T5">Netwin</text:span><text:span text:style-name="T2"> </text:span></text:p>
      <text:p text:style-name="P1"><text:span text:style-name="T3">Password </text:span><text:span text:style-name="T2">= </text:span><text:span text:style-name="T5">Netwin@1234</text:span><text:span text:style-name="T2"> </text:span></text:p>
      <text:p text:style-name="P1"><text:span text:style-name="T2"/></text:p>
      <text:p text:style-name="P1"><text:span text:style-name="T2">You <text:s/>can Change Customer Wise Authentication UserName and Password</text:span></text:p>
      <text:p text:style-name="P16"><text:span text:style-name="T2"/></text:p>
      <text:p text:style-name="P16"/>
      <text:p text:style-name="P5"><text:span text:style-name="T3">1) Pan Verification :- </text:span><text:span text:style-name="T2">To verify the PAN details, if the status code is 200 then PAN is verified otherwise not.</text:span></text:p>
      <text:p text:style-name="P6"/>
      <text:p text:style-name="P1"><text:span text:style-name="T3">End-Point :-</text:span><text:span text:style-name="T2"> http://</text:span><text:span text:style-name="T5">localhost:8091/api/v2/pnrequest</text:span></text:p>
      <text:p text:style-name="P3"/>
      <text:p text:style-name="P14">Request Format :-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Key Name</text:p>
          </table:table-cell>
          <table:table-cell table:style-name="Table1.A1" office:value-type="string">
            <text:p text:style-name="P19">Type</text:p>
          </table:table-cell>
          <table:table-cell table:style-name="Table1.A1" office:value-type="string">
            <text:p text:style-name="P19">Required</text:p>
          </table:table-cell>
          <table:table-cell table:style-name="Table1.A1" office:value-type="string">
            <text:p text:style-name="P19">Remarks</text:p>
          </table:table-cell>
        </table:table-row>
        <table:table-row table:style-name="Table1.1">
          <table:table-cell table:style-name="Table1.A2" office:value-type="string">
            <text:p text:style-name="P25">pageId </text:p>
          </table:table-cell>
          <table:table-cell table:style-name="Table1.A2" office:value-type="string">
            <text:p text:style-name="P21">String</text:p>
          </table:table-cell>
          <table:table-cell table:style-name="Table1.A2" office:value-type="string">
            <text:p text:style-name="P21">N</text:p>
          </table:table-cell>
          <table:table-cell table:style-name="Table1.A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8">branchId</text:p>
          </table:table-cell>
          <table:table-cell table:style-name="Table1.A2" office:value-type="string">
            <text:p text:style-name="P8">String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Branch id</text:p>
          </table:table-cell>
        </table:table-row>
        <table:table-row table:style-name="Table1.1">
          <table:table-cell table:style-name="Table1.A1" office:value-type="string">
            <text:p text:style-name="P9">userReqSrNo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9">Unique User id.</text:p>
          </table:table-cell>
        </table:table-row>
        <table:table-row table:style-name="Table1.1">
          <table:table-cell table:style-name="Table1.A1" office:value-type="string">
            <text:p text:style-name="P9">Pan No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Pan number whose length is 10.</text:p>
          </table:table-cell>
        </table:table-row>
        <table:table-row table:style-name="Table1.1">
          <table:table-cell table:style-name="Table1.A1" office:value-type="string">
            <text:p text:style-name="P9">custId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9">Unique Cust id.</text:p>
          </table:table-cell>
        </table:table-row>
        <table:table-row table:style-name="Table1.7">
          <table:table-cell table:style-name="Table1.A1" office:value-type="string">
            <text:p text:style-name="P9">prodId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9">Product Id</text:p>
          </table:table-cell>
        </table:table-row>
        <table:table-row table:style-name="Table1.7">
          <table:table-cell table:style-name="Table1.A2" office:value-type="string">
            <text:p text:style-name="P22"><text:span text:style-name="T6">reqBy</text:span></text:p>
          </table:table-cell>
          <table:table-cell table:style-name="Table1.A2" office:value-type="string">
            <text:p text:style-name="P13">String</text:p>
          </table:table-cell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9">Request By Operator</text:p>
          </table:table-cell>
        </table:table-row>
      </table:table>
      <text:p text:style-name="P3"/>
      <text:p text:style-name="P1"><text:span text:style-name="T3">Sample :-</text:span><text:span text:style-name="T2"> </text:span></text:p>
      <text:p text:style-name="P30">{</text:p>
      <text:p text:style-name="P10"><text:span text:style-name="T4"><text:s text:c="5"/></text:span><text:span text:style-name="T7">"pageId":"FBANKMAS",</text:span></text:p>
      <text:p text:style-name="P36"><text:s text:c="2"/><text:tab/> <text:s text:c="5"/>"CustId":"SHARNIRA",</text:p>
      <text:p text:style-name="P36"><text:s text:c="3"/><text:tab/> <text:s text:c="5"/>"userReqSrno":"2384",</text:p>
      <text:p text:style-name="P36"><text:s text:c="3"/><text:tab/> <text:s text:c="5"/>"prodId":"CBSV2",</text:p>
      <text:p text:style-name="P36"><text:s text:c="2"/><text:tab/> <text:s text:c="5"/>"panNo":"EVMPS3728A",</text:p>
      <text:p text:style-name="P36"><text:s text:c="3"/><text:tab/> <text:s text:c="5"/>"reqBy":"ABK"</text:p>
      <text:p text:style-name="P36"><text:s text:c="2"/><text:tab/> <text:s text:c="5"/>"branchId":"MBR02" </text:p>
      <text:p text:style-name="P5"><text:span text:style-name="T4"><text:tab/>}</text:span></text:p>
      <text:p text:style-name="P3"/>
      <text:p text:style-name="P14">Response Format :-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Key Name</text:p>
          </table:table-cell>
          <table:table-cell table:style-name="Table2.A1" office:value-type="string">
            <text:p text:style-name="P19">Type</text:p>
          </table:table-cell>
          <table:table-cell table:style-name="Table2.A1" office:value-type="string">
            <text:p text:style-name="P19">Remarks</text:p>
          </table:table-cell>
        </table:table-row>
        <table:table-row table:style-name="Table2.1">
          <table:table-cell table:style-name="Table2.A1" office:value-type="string">
            <text:p text:style-name="P9">PanNo</text:p>
          </table:table-cell>
          <table:table-cell table:style-name="Table2.A1" office:value-type="string">
            <text:p text:style-name="P9">String</text:p>
          </table:table-cell>
          <table:table-cell table:style-name="Table2.A1" office:value-type="string">
            <text:p text:style-name="P9">Pan number returned into the response.</text:p>
          </table:table-cell>
        </table:table-row>
        <table:table-row table:style-name="Table2.1">
          <table:table-cell table:style-name="Table2.A1" office:value-type="string">
            <text:p text:style-name="P9">Name </text:p>
          </table:table-cell>
          <table:table-cell table:style-name="Table2.A1" office:value-type="string">
            <text:p text:style-name="P13">String</text:p>
          </table:table-cell>
          <table:table-cell table:style-name="Table2.A1" office:value-type="string">
            <text:p text:style-name="P9">Full name of the Pan card holder.</text:p>
          </table:table-cell>
        </table:table-row>
        <table:table-row table:style-name="Table2.1">
          <table:table-cell table:style-name="Table2.A1" office:value-type="string">
            <text:p text:style-name="P9">Category </text:p>
          </table:table-cell>
          <table:table-cell table:style-name="Table2.A1" office:value-type="string">
            <text:p text:style-name="P13">String</text:p>
          </table:table-cell>
          <table:table-cell table:style-name="Table2.A1" office:value-type="string">
            <text:p text:style-name="P9">Category of the Pan(person, aop)</text:p>
          </table:table-cell>
        </table:table-row>
        <table:table-row table:style-name="Table2.1">
          <table:table-cell table:style-name="Table2.A1" office:value-type="string">
            <text:p text:style-name="P9">ResultVO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3">Json Object Contains -</text:p>
            <text:p text:style-name="P13">msgCode = Message Code of API (200,1001,2001,2002,2003,2004,421,422,423,424,425,425,500,501,502,503,504,505)</text:p>
            <text:p text:style-name="P13">msgDescr = Message Description of API(PAN Details <text:soft-page-break/>fetched successfully)</text:p>
            <text:p text:style-name="P13">Success = Result of the api(TRUE/FALSE)</text:p>
            <text:p text:style-name="P13">userReqSrNo= UserRequest Uniquie Number)</text:p>
          </table:table-cell>
        </table:table-row>
        <table:table-row table:style-name="Table2.1">
          <table:table-cell table:style-name="Table2.A1" office:value-type="string">
            <text:p text:style-name="P13">statusCode</text:p>
          </table:table-cell>
          <table:table-cell table:style-name="Table2.A1" office:value-type="string">
            <text:p text:style-name="P13">String</text:p>
          </table:table-cell>
          <table:table-cell table:style-name="Table2.A1" office:value-type="string">
            <text:p text:style-name="P9">Status Code of the response(200,500,404).</text:p>
          </table:table-cell>
        </table:table-row>
      </table:table>
      <text:p text:style-name="P3"/>
      <text:p text:style-name="P3"><text:span text:style-name="T8">Sample :- </text:span></text:p>
      <text:p text:style-name="P33"><text:s/>{</text:p>
      <text:p text:style-name="P33">address=178/1 Padali Kanhoor 414103 AHMED NAGAR MAHARASHTRA INDIA, Category=person,</text:p>
      <text:p text:style-name="P33"><text:s/>gender=M,</text:p>
      <text:p text:style-name="P33"><text:s/>dobVerified=false,</text:p>
      <text:p text:style-name="P33"><text:s/>panNo=EVMPS3728A,</text:p>
      <text:p text:style-name="P33"><text:s/>maskedAadhaar=XXXXXXXX8735,</text:p>
      <text:p text:style-name="P33"><text:s/>resultVO={</text:p>
      <text:p text:style-name="P33">userReqSrNo=25,</text:p>
      <text:p text:style-name="P33"><text:s/>success=TRUE,</text:p>
      <text:p text:style-name="P33"><text:s/>msgDescr=PAN Details fetched successfully, </text:p>
      <text:p text:style-name="P33">msgCode=200</text:p>
      <text:p text:style-name="P33">},</text:p>
      <text:p text:style-name="P33"><text:s/>fullNameSplit=["TUSHAR","VITTHAL","SINARE"],</text:p>
      <text:p text:style-name="P33"><text:s/>phoneNumber=7057192939,</text:p>
      <text:p text:style-name="P33"><text:s/>aadhaarLinked=true,</text:p>
      <text:p text:style-name="P33"><text:s/>dob=1995-02-02,</text:p>
      <text:p text:style-name="P33"><text:s/>name=TUSHAR VITTHAL SINARE,</text:p>
      <text:p text:style-name="P33"><text:s/><text:a xlink:type="simple" xlink:href="mailto:email%3DTUSHARSINARE0202@GMAIL.COM" text:style-name="Internet_20_link" text:visited-style-name="Visited_20_Internet_20_Link">email=TUSHARSINARE0202@GMAIL.COM</text:a>,</text:p>
      <text:p text:style-name="P33"><text:s/>statusCode=200</text:p>
      <text:p text:style-name="P33">}</text:p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<text:span text:style-name="T3">Key Name</text:span></text:p>
          </table:table-cell>
          <table:table-cell table:style-name="Table4.A1" office:value-type="string">
            <text:p text:style-name="P17"><text:span text:style-name="T3">Type</text:span></text:p>
          </table:table-cell>
          <table:table-cell table:style-name="Table4.A1" office:value-type="string">
            <text:p text:style-name="P17"><text:span text:style-name="T3">Remarks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panNo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Pan numb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name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Full name of the pan card hold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fullNameSplit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Full name with splitting of name(first_name, middle_name, last_name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category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17"><text:span text:style-name="T2">Category of the Pan(person, aop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maskedAadhaar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Aadhaar number with masked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address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Address of the pan card hold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email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Email id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phoneNumber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Phone numb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gender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Gender of the card hold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dob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Date of birth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aadhaarLinked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Is aadhaar card linked with pan card(true/false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2">dobVerified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Is date of birth is verified(true/false)</text:span></text:p>
          </table:table-cell>
        </table:table-row>
        <table:table-row table:style-name="Table4.1">
          <table:table-cell table:style-name="Table4.A1" office:value-type="string">
            <text:p text:style-name="P9">ResultVo</text:p>
          </table:table-cell>
          <table:table-cell table:style-name="Table4.A1" office:value-type="string">
            <text:p text:style-name="P13">String</text:p>
          </table:table-cell>
          <table:table-cell table:style-name="Table4.A1" office:value-type="string">
            <text:p text:style-name="P13">Json Object Contains -</text:p>
            <text:p text:style-name="P13">msgCode = Message Code of API (200,1001,2001,2002,2003,2004,421,422,423,424,425,425,500,501,502,503,504,505)</text:p>
            <text:p text:style-name="P13"><text:soft-page-break/>msgDescr = Message Description of API(Adhar Details fetched successfully)</text:p>
            <text:p text:style-name="P13">Success = Result of the api(TRUE/FALSE)</text:p>
            <text:p text:style-name="P13">userReqSrNo= UserRequest Uniquie Number)</text:p>
          </table:table-cell>
        </table:table-row>
        <table:table-row table:style-name="Table4.1">
          <table:table-cell table:style-name="Table4.A1" office:value-type="string">
            <text:p text:style-name="P8"><text:span text:style-name="T2">statusCode</text:span></text:p>
          </table:table-cell>
          <table:table-cell table:style-name="Table4.A1" office:value-type="string">
            <text:p text:style-name="P17"><text:span text:style-name="T2">String</text:span></text:p>
          </table:table-cell>
          <table:table-cell table:style-name="Table4.A1" office:value-type="string">
            <text:p text:style-name="P8"><text:span text:style-name="T2">Status code of the request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list xml:id="list8647530348423837740" text:style-name="L1">
        <text:list-item>
          <text:p text:style-name="P27"><text:span text:style-name="T3">Pan Comprehensive Verification :- </text:span><text:span text:style-name="T2">To verify the PAN details by PAN Comprehensive api, if the status code is 200 then PAN is verified otherwise not.</text:span></text:p>
          <text:p text:style-name="P28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6"/>
      <text:p text:style-name="P6"/>
      <text:p text:style-name="P5"><text:span text:style-name="T3">3) Aadhaar OTP Generate :-</text:span><text:span text:style-name="T2"> To generate the Aadhaar otp for fetching the details of Aadhaar using Aadhaar number.</text:span></text:p>
      <text:p text:style-name="P7"/>
      <text:p text:style-name="P5"><text:span text:style-name="T3">End-Point :-</text:span><text:span text:style-name="T2"> http://</text:span><text:span text:style-name="T5">localhost:8091/api/v2/aharRequestVer</text:span><text:span text:style-name="T2"> </text:span></text:p>
      <text:p text:style-name="P3"/>
      <text:p text:style-name="P1"><text:span text:style-name="T3">Request Format :-</text:span><text:span text:style-name="T2"> </text:span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9">Key Name</text:p>
          </table:table-cell>
          <table:table-cell table:style-name="Table5.A1" office:value-type="string">
            <text:p text:style-name="P19">Type</text:p>
          </table:table-cell>
          <table:table-cell table:style-name="Table5.A1" office:value-type="string">
            <text:p text:style-name="P19">Required</text:p>
          </table:table-cell>
          <table:table-cell table:style-name="Table5.A1" office:value-type="string">
            <text:p text:style-name="P19">Remarks</text:p>
          </table:table-cell>
        </table:table-row>
        <table:table-row table:style-name="Table5.1">
          <table:table-cell table:style-name="Table5.A2" office:value-type="string">
            <text:p text:style-name="P25">pageId </text:p>
          </table:table-cell>
          <table:table-cell table:style-name="Table5.A2" office:value-type="string">
            <text:p text:style-name="P21">String</text:p>
          </table:table-cell>
          <table:table-cell table:style-name="Table5.A2" office:value-type="string">
            <text:p text:style-name="P21">N</text:p>
          </table:table-cell>
          <table:table-cell table:style-name="Table5.A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8">branchId</text:p>
          </table:table-cell>
          <table:table-cell table:style-name="Table5.A2" office:value-type="string">
            <text:p text:style-name="P8">String</text:p>
          </table:table-cell>
          <table:table-cell table:style-name="Table5.A2" office:value-type="string">
            <text:p text:style-name="P8">N</text:p>
          </table:table-cell>
          <table:table-cell table:style-name="Table5.A2" office:value-type="string">
            <text:p text:style-name="P8">Branch id</text:p>
          </table:table-cell>
        </table:table-row>
        <table:table-row table:style-name="Table5.1">
          <table:table-cell table:style-name="Table5.A1" office:value-type="string">
            <text:p text:style-name="P9">userReqSrNo</text:p>
          </table:table-cell>
          <table:table-cell table:style-name="Table5.A1" office:value-type="string">
            <text:p text:style-name="P13">String</text:p>
          </table:table-cell>
          <table:table-cell table:style-name="Table5.A1" office:value-type="string">
            <text:p text:style-name="P13">Y</text:p>
          </table:table-cell>
          <table:table-cell table:style-name="Table5.A1" office:value-type="string">
            <text:p text:style-name="P9">Unique User id.</text:p>
          </table:table-cell>
        </table:table-row>
        <table:table-row table:style-name="Table5.1">
          <table:table-cell table:style-name="Table5.A1" office:value-type="string">
            <text:p text:style-name="P24"><text:span text:style-name="T4">aadharNo</text:span></text:p>
          </table:table-cell>
          <table:table-cell table:style-name="Table5.A1" office:value-type="string">
            <text:p text:style-name="P13">String</text:p>
          </table:table-cell>
          <table:table-cell table:style-name="Table5.A1" office:value-type="string">
            <text:p text:style-name="P9">Y</text:p>
          </table:table-cell>
          <table:table-cell table:style-name="Table5.A1" office:value-type="string">
            <text:p text:style-name="P9">Pan number whose length is 10.</text:p>
          </table:table-cell>
        </table:table-row>
        <table:table-row table:style-name="Table5.1">
          <table:table-cell table:style-name="Table5.A1" office:value-type="string">
            <text:p text:style-name="P9">custId</text:p>
          </table:table-cell>
          <table:table-cell table:style-name="Table5.A1" office:value-type="string">
            <text:p text:style-name="P13">String</text:p>
          </table:table-cell>
          <table:table-cell table:style-name="Table5.A1" office:value-type="string">
            <text:p text:style-name="P13">Y</text:p>
          </table:table-cell>
          <table:table-cell table:style-name="Table5.A1" office:value-type="string">
            <text:p text:style-name="P9">Unique Cust id.</text:p>
          </table:table-cell>
        </table:table-row>
        <table:table-row table:style-name="Table5.1">
          <table:table-cell table:style-name="Table5.A1" office:value-type="string">
            <text:p text:style-name="P9">prodId</text:p>
          </table:table-cell>
          <table:table-cell table:style-name="Table5.A1" office:value-type="string">
            <text:p text:style-name="P13">String</text:p>
          </table:table-cell>
          <table:table-cell table:style-name="Table5.A1" office:value-type="string">
            <text:p text:style-name="P13">Y</text:p>
          </table:table-cell>
          <table:table-cell table:style-name="Table5.A1" office:value-type="string">
            <text:p text:style-name="P9">Product Id</text:p>
          </table:table-cell>
        </table:table-row>
        <table:table-row table:style-name="Table5.1">
          <table:table-cell table:style-name="Table5.A2" office:value-type="string">
            <text:p text:style-name="P22"><text:span text:style-name="T6">reqBy</text:span></text:p>
          </table:table-cell>
          <table:table-cell table:style-name="Table5.A2" office:value-type="string">
            <text:p text:style-name="P13">String</text:p>
          </table:table-cell>
          <table:table-cell table:style-name="Table5.A2" office:value-type="string">
            <text:p text:style-name="P13">N</text:p>
          </table:table-cell>
          <table:table-cell table:style-name="Table5.A2" office:value-type="string">
            <text:p text:style-name="P9">Request By Operator</text:p>
          </table:table-cell>
        </table:table-row>
      </table:table>
      <text:p text:style-name="P3"/>
      <text:p text:style-name="P1"><text:span text:style-name="T3">Sample :-</text:span><text:span text:style-name="T2"> </text:span></text:p>
      <text:p text:style-name="P32">{</text:p>
      <text:p text:style-name="P32"><text:s text:c="3"/><text:span text:style-name="T7">"pageId":"FBANKMAS",</text:span></text:p>
      <text:p text:style-name="P36"><text:s text:c="2"/><text:tab/> <text:s text:c="5"/>"CustId":"SHARNIRA",</text:p>
      <text:p text:style-name="P36"><text:s text:c="3"/><text:tab/> <text:s text:c="5"/>"userReqSrno":"2384",</text:p>
      <text:p text:style-name="P36"><text:soft-page-break/><text:s text:c="3"/><text:tab/> <text:s text:c="5"/>"prodId":"CBSV2",</text:p>
      <text:p text:style-name="P36"><text:s text:c="2"/><text:tab/> <text:s text:c="4"/><text:span text:style-name="T4"><text:s text:c="2"/>"aadharNo": "245124742630",</text:span></text:p>
      <text:p text:style-name="P36"><text:s text:c="3"/><text:tab/> <text:s text:c="5"/>"reqBy":"ABK",</text:p>
      <text:p text:style-name="P35"><text:s text:c="2"/>"branchId":"MBR02" </text:p>
      <text:p text:style-name="P10"><text:span text:style-name="T4"><text:s text:c="2"/></text:span></text:p>
      <text:p text:style-name="P32">}</text:p>
      <text:p text:style-name="P4"/>
      <text:p text:style-name="P1"><text:span text:style-name="T3">Response Format :-</text:span><text:span text:style-name="T2"> </text:span>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Key Name</text:p>
          </table:table-cell>
          <table:table-cell table:style-name="Table6.A1" office:value-type="string">
            <text:p text:style-name="P15">Type</text:p>
          </table:table-cell>
          <table:table-cell table:style-name="Table6.A1" office:value-type="string">
            <text:p text:style-name="P15">Remarks</text:p>
          </table:table-cell>
        </table:table-row>
        <table:table-row table:style-name="Table6.1">
          <table:table-cell table:style-name="Table6.A1" office:value-type="string">
            <text:p text:style-name="P9">client_id</text:p>
          </table:table-cell>
          <table:table-cell table:style-name="Table6.A1" office:value-type="string">
            <text:p text:style-name="P9">String</text:p>
          </table:table-cell>
          <table:table-cell table:style-name="Table6.A1" office:value-type="string">
            <text:p text:style-name="P9">Contain unique client id.</text:p>
          </table:table-cell>
        </table:table-row>
        <table:table-row table:style-name="Table6.1">
          <table:table-cell table:style-name="Table6.A1" office:value-type="string">
            <text:p text:style-name="P9">otp_sent</text:p>
          </table:table-cell>
          <table:table-cell table:style-name="Table6.A1" office:value-type="string">
            <text:p text:style-name="P13">String</text:p>
          </table:table-cell>
          <table:table-cell table:style-name="Table6.A1" office:value-type="string">
            <text:p text:style-name="P9">Status of OTP is sent or not(true/false).</text:p>
          </table:table-cell>
        </table:table-row>
        <table:table-row table:style-name="Table6.1">
          <table:table-cell table:style-name="Table6.A1" office:value-type="string">
            <text:p text:style-name="P9">ResultVo</text:p>
          </table:table-cell>
          <table:table-cell table:style-name="Table6.A1" office:value-type="string">
            <text:p text:style-name="P13">String</text:p>
          </table:table-cell>
          <table:table-cell table:style-name="Table6.A1" office:value-type="string">
            <text:p text:style-name="P13">Json Object Contains -</text:p>
            <text:p text:style-name="P13">msgCode = Message Code of API (200,1001,2001,2002,2003,2004,421,422,423,424,425,425,500,501,502,503,504,505)</text:p>
            <text:p text:style-name="P13">msgDescr = Message Description of API(Adhar Details fetched successfully)</text:p>
            <text:p text:style-name="P13">Success = Result of the api(TRUE/FALSE)</text:p>
            <text:p text:style-name="P13">userReqSrNo= UserRequest Uniquie Number)</text:p>
          </table:table-cell>
        </table:table-row>
        <table:table-row table:style-name="Table6.1">
          <table:table-cell table:style-name="Table6.A1" office:value-type="string">
            <text:p text:style-name="P9">valid_aadhaar</text:p>
          </table:table-cell>
          <table:table-cell table:style-name="Table6.A1" office:value-type="string">
            <text:p text:style-name="P13">String</text:p>
          </table:table-cell>
          <table:table-cell table:style-name="Table6.A1" office:value-type="string">
            <text:p text:style-name="P9">Is aadhaar valid or not(true/false).</text:p>
          </table:table-cell>
        </table:table-row>
        <table:table-row table:style-name="Table6.1">
          <table:table-cell table:style-name="Table6.A1" office:value-type="string">
            <text:p text:style-name="P9">statusCode</text:p>
          </table:table-cell>
          <table:table-cell table:style-name="Table6.A1" office:value-type="string">
            <text:p text:style-name="P13">String</text:p>
          </table:table-cell>
          <table:table-cell table:style-name="Table6.A1" office:value-type="string">
            <text:p text:style-name="P9">Status code(200. 500, 404).</text:p>
          </table:table-cell>
        </table:table-row>
        <table:table-row table:style-name="Table6.1">
          <table:table-cell table:style-name="Table6.A1" office:value-type="string">
            <text:p text:style-name="P9">message</text:p>
          </table:table-cell>
          <table:table-cell table:style-name="Table6.A1" office:value-type="string">
            <text:p text:style-name="P13">String</text:p>
          </table:table-cell>
          <table:table-cell table:style-name="Table6.A1" office:value-type="string">
            <text:p text:style-name="P9">Contains the message of the result.</text:p>
          </table:table-cell>
        </table:table-row>
      </table:table>
      <text:p text:style-name="P3"/>
      <text:p text:style-name="P3"/>
      <text:p text:style-name="P14">Sample :- </text:p>
      <text:p text:style-name="P30">{</text:p>
      <text:p text:style-name="P30">ResultVo={</text:p>
      <text:p text:style-name="P30">userReqSrNo=48, </text:p>
      <text:p text:style-name="P30">success=true,</text:p>
      <text:p text:style-name="P30"><text:s/>msgDescr=OTP Sent.,</text:p>
      <text:p text:style-name="P30"><text:s/>msgCode=200</text:p>
      <text:p text:style-name="P30">}, </text:p>
      <text:p text:style-name="P30">valid_aadhaar=true,</text:p>
      <text:p text:style-name="P30"><text:s/>otp_sent=true,</text:p>
      <text:p text:style-name="P30"><text:s/>message=OTP Sent., </text:p>
      <text:p text:style-name="P30">client_id=aadhaar_v2_QkErwTgBmONpjUoxBhZf, </text:p>
      <text:p text:style-name="P30">statusCode=200}</text:p>
      <text:p text:style-name="P4"/>
      <text:p text:style-name="P5"><text:span text:style-name="T3">4) Aadhaar OTP verify :-</text:span><text:span text:style-name="T2"> To verify generated aadhaar otp for fetching the details of Aadhaar by client_id &amp; OTP.</text:span></text:p>
      <text:p text:style-name="P7"/>
      <text:p text:style-name="P5"><text:span text:style-name="T3">End-Point :-</text:span><text:span text:style-name="T2"> http://</text:span><text:span text:style-name="T5">localhost:8091/api/v2/aharRequestOtp</text:span><text:span text:style-name="T2"> </text:span></text:p>
      <text:p text:style-name="P3"/>
      <text:p text:style-name="P1"><text:span text:style-name="T3">Request Format :-</text:span><text:span text:style-name="T2"> </text:span>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5">Key Name</text:p>
          </table:table-cell>
          <table:table-cell table:style-name="Table7.A1" office:value-type="string">
            <text:p text:style-name="P15">Type</text:p>
          </table:table-cell>
          <table:table-cell table:style-name="Table7.A1" office:value-type="string">
            <text:p text:style-name="P15">Required</text:p>
          </table:table-cell>
          <table:table-cell table:style-name="Table7.A1" office:value-type="string">
            <text:p text:style-name="P15">Remarks</text:p>
          </table:table-cell>
        </table:table-row>
        <table:table-row table:style-name="Table7.1">
          <table:table-cell table:style-name="Table7.A2" office:value-type="string">
            <text:p text:style-name="P25">pageId </text:p>
          </table:table-cell>
          <table:table-cell table:style-name="Table7.A2" office:value-type="string">
            <text:p text:style-name="P21">String</text:p>
          </table:table-cell>
          <table:table-cell table:style-name="Table7.A2" office:value-type="string">
            <text:p text:style-name="P21">N</text:p>
          </table:table-cell>
          <table:table-cell table:style-name="Table7.A2" office:value-type="string">
            <text:p text:style-name="P21"/>
          </table:table-cell>
        </table:table-row>
        <text:soft-page-break/>
        <table:table-row table:style-name="Table7.1">
          <table:table-cell table:style-name="Table7.A1" office:value-type="string">
            <text:p text:style-name="P9">clientId</text:p>
          </table:table-cell>
          <table:table-cell table:style-name="Table7.A1" office:value-type="string">
            <text:p text:style-name="P9">String</text:p>
          </table:table-cell>
          <table:table-cell table:style-name="Table7.A1" office:value-type="string">
            <text:p text:style-name="P9">Y</text:p>
          </table:table-cell>
          <table:table-cell table:style-name="Table7.A1" office:value-type="string">
            <text:p text:style-name="P13">Contain unique client id.</text:p>
          </table:table-cell>
        </table:table-row>
        <table:table-row table:style-name="Table7.1">
          <table:table-cell table:style-name="Table7.A1" office:value-type="string">
            <text:p text:style-name="P9">otp</text:p>
          </table:table-cell>
          <table:table-cell table:style-name="Table7.A1" office:value-type="string">
            <text:p text:style-name="P9">String</text:p>
          </table:table-cell>
          <table:table-cell table:style-name="Table7.A1" office:value-type="string">
            <text:p text:style-name="P9">Y</text:p>
          </table:table-cell>
          <table:table-cell table:style-name="Table7.A1" office:value-type="string">
            <text:p text:style-name="P9">Need to provide received otp.</text:p>
          </table:table-cell>
        </table:table-row>
        <table:table-row table:style-name="Table7.1">
          <table:table-cell table:style-name="Table7.A1" office:value-type="string">
            <text:p text:style-name="P8">branchId</text:p>
          </table:table-cell>
          <table:table-cell table:style-name="Table7.A1" office:value-type="string">
            <text:p text:style-name="P8">String</text:p>
          </table:table-cell>
          <table:table-cell table:style-name="Table7.A1" office:value-type="string">
            <text:p text:style-name="P8">N</text:p>
          </table:table-cell>
          <table:table-cell table:style-name="Table7.A1" office:value-type="string">
            <text:p text:style-name="P8">Branch id</text:p>
          </table:table-cell>
        </table:table-row>
        <table:table-row table:style-name="Table7.1">
          <table:table-cell table:style-name="Table7.A1" office:value-type="string">
            <text:p text:style-name="P9">userReqSrNo</text:p>
          </table:table-cell>
          <table:table-cell table:style-name="Table7.A1" office:value-type="string">
            <text:p text:style-name="P13">String</text:p>
          </table:table-cell>
          <table:table-cell table:style-name="Table7.A1" office:value-type="string">
            <text:p text:style-name="P13">Y</text:p>
          </table:table-cell>
          <table:table-cell table:style-name="Table7.A1" office:value-type="string">
            <text:p text:style-name="P9">Unique User id.</text:p>
          </table:table-cell>
        </table:table-row>
        <table:table-row table:style-name="Table7.1">
          <table:table-cell table:style-name="Table7.A1" office:value-type="string">
            <text:p text:style-name="P9">custId</text:p>
          </table:table-cell>
          <table:table-cell table:style-name="Table7.A1" office:value-type="string">
            <text:p text:style-name="P13">String</text:p>
          </table:table-cell>
          <table:table-cell table:style-name="Table7.A1" office:value-type="string">
            <text:p text:style-name="P13">Y</text:p>
          </table:table-cell>
          <table:table-cell table:style-name="Table7.A1" office:value-type="string">
            <text:p text:style-name="P9">Unique Cust id.</text:p>
          </table:table-cell>
        </table:table-row>
        <table:table-row table:style-name="Table7.1">
          <table:table-cell table:style-name="Table7.A1" office:value-type="string">
            <text:p text:style-name="P9">prodId</text:p>
          </table:table-cell>
          <table:table-cell table:style-name="Table7.A1" office:value-type="string">
            <text:p text:style-name="P13">String</text:p>
          </table:table-cell>
          <table:table-cell table:style-name="Table7.A1" office:value-type="string">
            <text:p text:style-name="P13">Y</text:p>
          </table:table-cell>
          <table:table-cell table:style-name="Table7.A1" office:value-type="string">
            <text:p text:style-name="P9">Product Id</text:p>
          </table:table-cell>
        </table:table-row>
        <table:table-row table:style-name="Table7.1">
          <table:table-cell table:style-name="Table7.A2" office:value-type="string">
            <text:p text:style-name="P24"><text:span text:style-name="T4">aadharNo</text:span></text:p>
          </table:table-cell>
          <table:table-cell table:style-name="Table7.A2" office:value-type="string">
            <text:p text:style-name="P13">String</text:p>
          </table:table-cell>
          <table:table-cell table:style-name="Table7.A2" office:value-type="string">
            <text:p text:style-name="P9">N</text:p>
          </table:table-cell>
          <table:table-cell table:style-name="Table7.A2" office:value-type="string">
            <text:p text:style-name="P9">Pan number whose length is 10.</text:p>
          </table:table-cell>
        </table:table-row>
      </table:table>
      <text:p text:style-name="P3"/>
      <text:p text:style-name="P3"/>
      <text:p text:style-name="P1"><text:span text:style-name="T3">Sample :-</text:span><text:span text:style-name="T2"> </text:span></text:p>
      <text:p text:style-name="P32">{</text:p>
      <text:p text:style-name="P32">"otp":"270188",</text:p>
      <text:p text:style-name="P32">"branchId":"MBR02",</text:p>
      <text:p text:style-name="P32">"userReqSrNo":"41",</text:p>
      <text:p text:style-name="P32">"adharNo":"680518862840",</text:p>
      <text:p text:style-name="P32">"custId":"SHARNIRA CBSV2",</text:p>
      <text:p text:style-name="P32">"prodId":"CBSV2",</text:p>
      <text:p text:style-name="P32">"pageId":"FBANKMAS",</text:p>
      <text:p text:style-name="P32">"clientId":"aadhaar_v2_QkErwTgBmONpjUoxBhZf"</text:p>
      <text:p text:style-name="P32">}</text:p>
      <text:p text:style-name="P3"/>
      <text:p text:style-name="P1"><text:span text:style-name="T3">Response Format :-</text:span><text:span text:style-name="T2"> </text:span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Key Name</text:p>
          </table:table-cell>
          <table:table-cell table:style-name="Table8.A1" office:value-type="string">
            <text:p text:style-name="P15">Type</text:p>
          </table:table-cell>
          <table:table-cell table:style-name="Table8.A1" office:value-type="string">
            <text:p text:style-name="P15">Remarks</text:p>
          </table:table-cell>
        </table:table-row>
        <table:table-row table:style-name="Table8.1">
          <table:table-cell table:style-name="Table8.A1" office:value-type="string">
            <text:p text:style-name="P9">clientId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13">Contain unique client id.</text:p>
          </table:table-cell>
        </table:table-row>
        <table:table-row table:style-name="Table8.1">
          <table:table-cell table:style-name="Table8.A1" office:value-type="string">
            <text:p text:style-name="P9">fullNam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Full name of the Aadhaar card holder</text:p>
          </table:table-cell>
        </table:table-row>
        <table:table-row table:style-name="Table8.1">
          <table:table-cell table:style-name="Table8.A1" office:value-type="string">
            <text:p text:style-name="P9">aadhaarNumber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Aadhaar number</text:p>
          </table:table-cell>
        </table:table-row>
        <table:table-row table:style-name="Table8.1">
          <table:table-cell table:style-name="Table8.A1" office:value-type="string">
            <text:p text:style-name="P9">dob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Date of birth of the Aadhaar card holder</text:p>
          </table:table-cell>
        </table:table-row>
        <table:table-row table:style-name="Table8.1">
          <table:table-cell table:style-name="Table8.A1" office:value-type="string">
            <text:p text:style-name="P9">gender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Gender of the Aadhaar card holder</text:p>
          </table:table-cell>
        </table:table-row>
        <table:table-row table:style-name="Table8.1">
          <table:table-cell table:style-name="Table8.A1" office:value-type="string">
            <text:p text:style-name="P9">country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Country</text:p>
          </table:table-cell>
        </table:table-row>
        <table:table-row table:style-name="Table8.1">
          <table:table-cell table:style-name="Table8.A1" office:value-type="string">
            <text:p text:style-name="P9">dist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District</text:p>
          </table:table-cell>
        </table:table-row>
        <table:table-row table:style-name="Table8.1">
          <table:table-cell table:style-name="Table8.A1" office:value-type="string">
            <text:p text:style-name="P9">stat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tate</text:p>
          </table:table-cell>
        </table:table-row>
        <table:table-row table:style-name="Table8.1">
          <table:table-cell table:style-name="Table8.A1" office:value-type="string">
            <text:p text:style-name="P9">postOffic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Post office</text:p>
          </table:table-cell>
        </table:table-row>
        <table:table-row table:style-name="Table8.1">
          <table:table-cell table:style-name="Table8.A1" office:value-type="string">
            <text:p text:style-name="P9">loc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Location</text:p>
          </table:table-cell>
        </table:table-row>
        <table:table-row table:style-name="Table8.1">
          <table:table-cell table:style-name="Table8.A1" office:value-type="string">
            <text:p text:style-name="P9">villageTownCity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Village/Town/City</text:p>
          </table:table-cell>
        </table:table-row>
        <table:table-row table:style-name="Table8.1">
          <table:table-cell table:style-name="Table8.A1" office:value-type="string">
            <text:p text:style-name="P9">subdist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ub-district</text:p>
          </table:table-cell>
        </table:table-row>
        <table:table-row table:style-name="Table8.1">
          <table:table-cell table:style-name="Table8.A1" office:value-type="string">
            <text:p text:style-name="P9">hous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House number</text:p>
          </table:table-cell>
        </table:table-row>
        <table:table-row table:style-name="Table8.1">
          <table:table-cell table:style-name="Table8.A1" office:value-type="string">
            <text:p text:style-name="P9">landmark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Landmark</text:p>
          </table:table-cell>
        </table:table-row>
        <table:table-row table:style-name="Table8.1">
          <table:table-cell table:style-name="Table8.A1" office:value-type="string">
            <text:p text:style-name="P9">faceStatus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Face Status</text:p>
          </table:table-cell>
        </table:table-row>
        <table:table-row table:style-name="Table8.1">
          <table:table-cell table:style-name="Table8.A1" office:value-type="string">
            <text:p text:style-name="P9">faceScor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Face score</text:p>
          </table:table-cell>
        </table:table-row>
        <table:table-row table:style-name="Table8.1">
          <table:table-cell table:style-name="Table8.A1" office:value-type="string">
            <text:p text:style-name="P9">zip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Zip code</text:p>
          </table:table-cell>
        </table:table-row>
        <table:table-row table:style-name="Table8.1">
          <table:table-cell table:style-name="Table8.A1" office:value-type="string">
            <text:p text:style-name="P9">profileImag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Base64 encoded profile image of the Aadhaar card holder</text:p>
          </table:table-cell>
        </table:table-row>
        <table:table-row table:style-name="Table8.1">
          <table:table-cell table:style-name="Table8.A1" office:value-type="string">
            <text:p text:style-name="P9">hasImag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Contains true/false</text:p>
          </table:table-cell>
        </table:table-row>
        <table:table-row table:style-name="Table8.1">
          <table:table-cell table:style-name="Table8.A1" office:value-type="string">
            <text:p text:style-name="P9">emailHash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Contains email id in hash format</text:p>
          </table:table-cell>
        </table:table-row>
        <table:table-row table:style-name="Table8.1">
          <table:table-cell table:style-name="Table8.A1" office:value-type="string">
            <text:p text:style-name="P9">mobileHash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Mobile number in hash format</text:p>
          </table:table-cell>
        </table:table-row>
        <text:soft-page-break/>
        <table:table-row table:style-name="Table8.1">
          <table:table-cell table:style-name="Table8.A1" office:value-type="string">
            <text:p text:style-name="P9">rawXml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Raw xml</text:p>
          </table:table-cell>
        </table:table-row>
        <table:table-row table:style-name="Table8.1">
          <table:table-cell table:style-name="Table8.A1" office:value-type="string">
            <text:p text:style-name="P9">zipData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Zip data</text:p>
          </table:table-cell>
        </table:table-row>
        <table:table-row table:style-name="Table8.1">
          <table:table-cell table:style-name="Table8.A1" office:value-type="string">
            <text:p text:style-name="P9">careOf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Care of means spouse </text:p>
          </table:table-cell>
        </table:table-row>
        <table:table-row table:style-name="Table8.1">
          <table:table-cell table:style-name="Table8.A1" office:value-type="string">
            <text:p text:style-name="P9">shareCod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hare code</text:p>
          </table:table-cell>
        </table:table-row>
        <table:table-row table:style-name="Table8.1">
          <table:table-cell table:style-name="Table8.A1" office:value-type="string">
            <text:p text:style-name="P9">mobileVerified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Is mobile verified</text:p>
          </table:table-cell>
        </table:table-row>
        <table:table-row table:style-name="Table8.1">
          <table:table-cell table:style-name="Table8.A1" office:value-type="string">
            <text:p text:style-name="P9">referenceId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Unique reference id</text:p>
          </table:table-cell>
        </table:table-row>
        <table:table-row table:style-name="Table8.1">
          <table:table-cell table:style-name="Table8.A1" office:value-type="string">
            <text:p text:style-name="P9">aadhaarPdf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Aadhaar pdf</text:p>
          </table:table-cell>
        </table:table-row>
        <table:table-row table:style-name="Table8.1">
          <table:table-cell table:style-name="Table8.A1" office:value-type="string">
            <text:p text:style-name="P9">status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tatus of the request</text:p>
          </table:table-cell>
        </table:table-row>
        <table:table-row table:style-name="Table8.1">
          <table:table-cell table:style-name="Table8.A1" office:value-type="string">
            <text:p text:style-name="P9">uniquenessId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Uniqueness Id</text:p>
          </table:table-cell>
        </table:table-row>
        <table:table-row table:style-name="Table8.1">
          <table:table-cell table:style-name="Table8.A1" office:value-type="string">
            <text:p text:style-name="P9">street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treet</text:p>
          </table:table-cell>
        </table:table-row>
        <table:table-row table:style-name="Table8.1">
          <table:table-cell table:style-name="Table8.A1" office:value-type="string">
            <text:p text:style-name="P13">statusCod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tatus code of the request</text:p>
          </table:table-cell>
        </table:table-row>
        <table:table-row table:style-name="Table8.1">
          <table:table-cell table:style-name="Table8.A1" office:value-type="string">
            <text:p text:style-name="P9">success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Success of the request(true/false)</text:p>
          </table:table-cell>
        </table:table-row>
        <table:table-row table:style-name="Table8.1">
          <table:table-cell table:style-name="Table8.A1" office:value-type="string">
            <text:p text:style-name="P9">messag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Message of the result</text:p>
          </table:table-cell>
        </table:table-row>
        <table:table-row table:style-name="Table8.1">
          <table:table-cell table:style-name="Table8.A1" office:value-type="string">
            <text:p text:style-name="P9">messageCode</text:p>
          </table:table-cell>
          <table:table-cell table:style-name="Table8.A1" office:value-type="string">
            <text:p text:style-name="P13">String</text:p>
          </table:table-cell>
          <table:table-cell table:style-name="Table8.A1" office:value-type="string">
            <text:p text:style-name="P9">Message Code of the request</text:p>
          </table:table-cell>
        </table:table-row>
        <table:table-row table:style-name="Table8.1">
          <table:table-cell table:style-name="Table8.A37" office:value-type="string">
            <text:p text:style-name="P9">ResultVo</text:p>
          </table:table-cell>
          <table:table-cell table:style-name="Table8.A37" office:value-type="string">
            <text:p text:style-name="P13">String</text:p>
          </table:table-cell>
          <table:table-cell table:style-name="Table8.A37" office:value-type="string">
            <text:p text:style-name="P13">Json Object Contains -</text:p>
            <text:p text:style-name="P13">msgCode = Message Code of API (200,1001,2001,2002,2003,2004,421,422,423,424,425,425,500,501,502,503,504,505)</text:p>
            <text:p text:style-name="P13">msgDescr = Message Description of API(Adhar Details fetched successfully)</text:p>
            <text:p text:style-name="P13">Success = Result of the api(TRUE/FALSE)</text:p>
            <text:p text:style-name="P13">userReqSrNo= UserRequest Uniquie Number)</text:p>
          </table:table-cell>
        </table:table-row>
      </table:table>
      <text:p text:style-name="P3"/>
      <text:p text:style-name="P1"><text:span text:style-name="T3">Sample :-</text:span><text:span text:style-name="T2"> </text:span></text:p>
      <text:p text:style-name="P31">{</text:p>
      <text:p text:style-name="P31">shareCode=1512,</text:p>
      <text:p text:style-name="P31">ResultVo={</text:p>
      <text:p text:style-name="P31">userReqSrNo=43,</text:p>
      <text:p text:style-name="P31">success=true,</text:p>
      <text:p text:style-name="P31">msgDescr=success_aadhaar,</text:p>
      <text:p text:style-name="P31">msgCode=200</text:p>
      <text:p text:style-name="P31">},</text:p>
      <text:p text:style-name="P31">country=India,</text:p>
      <text:p text:style-name="P31">loc=nashik road,</text:p>
      <text:p text:style-name="P31">subdist=Nashik,</text:p>
      <text:p text:style-name="P31">gender=M,</text:p>
      <text:p text:style-name="P31">zipData=https://aadhaar-kyc-docs.s3.amazonaws.com/suresell/aadhaar_xml/284020240424194313276/284020240424194313276-2024-04-24-141313356436.zip?X-Amz-Algorithm=AWS4-HMAC-SHA256&amp;X-Amz-Credential=AKIAY5K3QRM5FYWPQJEB%2F20240424%2Fap-south-1%2Fs3%2Faws4_request&amp;X-Amz-Date=20240424T141313Z&amp;X-Amz-Expires=432000&amp;X-Amz-SignedHeaders=host&amp;X-Amz-Signature=681911c591464f3f18182f9c7f8b2044b8028870128e0c85cf24809ed34500a1,</text:p>
      <text:p text:style-name="P31">mobileVerified=false,</text:p>
      <text:p text:style-name="P31">profileImage=/9j/4AAQSkZJRgABAgAAAQABAAD/2wBDAAgGBgcGBQgHBwcJCQgKDBQNDAsLDBkSEw8UHRofHh0aHBwgJC4nICIsIxwcKDcpLDAxNDQ0Hyc5PTgyPC4zNDL/2wBDAQkJCQwLDBgNDRgyIRwhMjIyMjIyMjIyMjIyMjIyMjIyMjIyMjIyMjIyMjIyMjIyMjIyMjIyMjIyMjIyMjIyMjL/wAARCADIAKADASIAAhEBAxEB/8QAHwAAAQUBAQEBAQEAAAAAAAAAAA<text:soft-page-break/>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1KiiigApMc0tFABRRThkfw5oAQLmpMD0FIOnTFLnFABgegopCygZJFKCCcA5PpQAUUdadQA2inUh4xnvQAlRgc4qSigBMDGKYRzipKKAIqKkK5qPGKAFIwaTFSEA9aMA0AR04LxTto9KWgBMCo57iO2haWVwqKCSTVHW9dtNCsmubncwHAVepPpya8W8WeP7zXZWhRmtbXtCrHDe7HuaAO/1b4p6PYsY7ZJrmQH+EAL+f/wBauQ1H4tapOxFrBHAv+18xxXnLSK75DnP0pJZQuBjjue9AHSXfjbxFeEs2oyhT2jbZj8qLbxTraKANRudg+6C2cfn0/CuZ89SnDc/WnJf7AM4IHUGgDv8ASviNrdjJunm+0Ieqyc5/HtXX6d8U45VP2vT3HoYnB4+h/wAa8Ua8glj6FahN9JGR5bkgUAfUWj+JNM1sf6LNiTGTFINrD/PtVDXtTayZpFfaqlWeM9HTkNg9jyK+ebLXJ4pBIkjJKnKuDg1r3HjC91C3Zbly8uApkPLFeu36Z5+tJsD6Pt51uLWOdM7XUHnqD3FPrz34c+MItTtV0u4fFzGuVLH74AA/pXoQ5+lCYBRTqQimAlIQDS0UAFFFFABTJJEijaRyAqjJPoKkArkviJdiz8J3JecxmTCIq9XPp+VAHlnjzxf/AG7q2yFttpDlY1Pc92PvXCSysx5p87kMcnOT1quWJJxzmkgG/NnOaaZf73alYkEjpUbDPbNMAY5Pymmb8HHXsaApH0p6xGRsAH8KlsBvzdAaF3Ac9PWrcdnITypx9KdLaOic9M5o5gsVVbBI9amRto9z71AQVPNLvx3pgamlatNpupQ3UL7HjYEMO1fRvhTxJB4h0xLlcLMARJGD0PqPY18vKcNmvRvhVqUkHiWCNpCI3ypB6EkHH8qXUD6BA4FFBbI3E0inKg5zmqAWkxS0hIxQAoooopXAK8u+Ms6Jp9hBzud2Y/QAD8Ov+cV6jXnHxg04z+HoL1QSYZQpx2DA/wBQKGwPCHYEn+VRquWOO9PKAMQfxq5a2Us2GiTcPX0obsCVyG2sWnlAboa6FPDKSQBh/KnWOnSxgZQ5ro4cpAF74rJyNFE5T/hG0VsyEY9MVoW2i28JyFB/CtKZVbJzg02PGADnis3I0UUVns0XICD24rPu7MtEwCr/AI1ss3PGT7VTuCxHSkpDschc2ewHIwaoFOSM11dxB5nUVRm0sNGXXgj2rVSMZR6mEsfzCu98BW4j1q3UsSshUkD2NcQ6GKQqe1dr8OG3+LtPVn+XeRjrnjpWisQfRUMEapwgA9qmKenFEQ+XHccGn4H40wIiMGkqQjIxSYAUjtSAZTt5FNoqQHbz7Vz3jbTpNW8J3ttFneVDgA9cEGt+kZBIjIwypGCKYHyI6kSEH1rr/DEJEBfbxj0rP8UaWNP8U3Noq7Y/N+UegPaumVI9L09QozgDAHViaiTKjvcnKKeuBUywqRncPxrAZNVuiZE+QH3rNmTUoHy8pJB67qnl7l8x10lsvUHp6Gq5tSG5IxXPR3l2VB8xg1bltcTNb75DuIGelJxRSZN9njU/NjHvWbeahYwS7d/TrUWoXjyxEMSvHGK5mYCSXluSe1CihOTNObW7bcQIifen2uowTsE+6TwM9DVWKC3tVBmhyx/vMP5VOLi0cY8rYexxVWSJu2Ra5pZjQXMQyp647VvfCuBZ/G9mGOPLDSD3IHSizhW602a3Y7gVwM1ofCC3P/CZybh9yB/zyBVRZMke9Rnl+MDPH5U4nFHQUxiaZIFhnmjcPWo6KAEFLRRQAUUUUAeQfFzQ/Ju7XWYANjsI5MevUH+dZ05XZHKRnC5ApPGn2qf7e9xI7slwQeeMBsDinRDzbGBvVB/Ks5O60NVGz1MaO5u9R1BbWIcn+ENtAHuf6CsK7S8fUltJI1R2faygZ28kdc+2a7B9PRiGRdrg5yKr3elzXL+Y7fNjG4nJpwaSsDTZh29k8F/5HnB1zwQc10FoWwyDkYqO20owLlTk92NadnbBO3NRPctI5PV0kV/asq2gjNyskq5jU5OGwa6/WLLdkgZ9q59LTLccNTi7CkivqdrZ3t6HtTsiPJBXkHAH49M/jUj2SSz5t4zHGoAAz196vJYkNkrnPpV+1tlU4IIqpTJULDtIgkhGHzineHNWbw54nu54kySSM+i9SP5VejKjC9xWK/lDWrkseuP5c0lLQVrux7h4S8Rf8JFpLXTp5ciSGNlH55/I1v8ABFec/C7ekWpwY/dK6sG98H+gr0UE46VcXdXFONpWQhTjim04tkelNpkBRSDPrRmgBaTNBPFZdxfvHIV24x3phex5x4w094rnUIZG2rMxdSe4Jz/9asrRpA+mW6t1QbDn2rrvF8I1GxWRxyhxkdcH/wDVXH2du9k7IWVo2OVYdT+FZSXLobqSkrmsqDPHepDaI7csWH5VHGTkYOQeatxKAfvcelJMdiCaNY4TxjHtUcMcoXLEZP6VauiWjPTPasd5bxrj5pVRF6ADOaATJb6IKfmIPHNYc1rCVM0T4Yds5zU+p3szoYwwz0zWJCXBKmR2XOTuPU0WBs3rEh4g5Xg+1WJcbTtGCO9UbGX5Nh49KsvOMFD9KgRVEhWYAevNUxYzXF1NMMKnmfO+eg+nercvHT86vaXaPcPGOqOQqAepPTFXsCetz1HwLYi18NRMBgzO0hz352j9FrpqrWFstnZQ2y52xIFB9cCrNaLYxluMZe4ptS0xuDQxEeaKj3H1p2+mA48DmsfUJYidgwW7n0qzf3XlpgYyelYjsWYknOauCuS30IrmJZoXjwCGUiuMubZkYoAfNBwiAc5+ldrupv8AFnAz64pzp8w4T5Ti4JmDYbjHtVg3GwZz+dJrNr9lv2CjCS/Mv9RVEtuixnmuSS5XY3jK6Jnu2kyBVZpIlDbp0BOfwqp/ZQmZpHmlJPYMQPyqZIbKNMTjHbkkVSY0r7mcxjDlnnjZfQZz/Ks+eS2DblkYY9q1pJtLRiBsYfXNULpY7lwIY8LjsMA0xuKK1vcCWQeW5OOvFagnAySQappHHbrjABqNpQc<text:soft-page-break/>HNLcnY3dAtRqmtWls3zCSUBh/s55/TNevaf4T0fT743lvblXzlULEoh9QO39O2K88+G1ui6tJqE6t5cKFUb/abj+WfzFeuRyxyD92wI9jVpaGbl2JKKKKpEhUZz3BqSmtnHXipZSM37XH/eFH2uP+8v51geZ7mjzD6mt+Qy5yzeTeZMcHgVVJxSZPr1ppOKtKxNxSe5ozxmmHk03cBQO5T1eyW/sig4kU7kJ9a5FMiQxSKVdeCD2rptS1uysQVkl3OOsafM3+frXIrff2vcXNzH8jLKUA9gB1rGtHTmNKUtbFtN2doNPni82IqRWeb3yWCSAq3uKe+pxxoctnPQ1zo2uVpNLxyCcfSq53RfKx9qkbW0B5cbR2rPutQWXLAgCq1YuZCylSQTUXBIx17Cqf2kucLk1es4iAGPJ96L2Fe56V4JdE0ZoR94SFiPqBz+ldRHIyHchIP1rzHRtUl06+hCMP3iMpU9D0rr7HxNaTArOGgcHBzyM11U03BM56itI62HVJU4kAYeo61fj1CKQcMB/vVz0cqTIHjYMp6EHINPzjvQ4ISkzoftaf3loN0hH3hXP+Zgck0Gb0pchXOUScUbhUW8015VRCXZVXuWOKszJyRTSe5rnNR8WafYkrGTPIOy8D8643VPE+oagWDSeTD/cU7cj37mrjBsDutS8SWFhlS/nSj+GM5/WuW1PxNdXtswjfyAD8yIeq+56//rrmmn822jdeW3EHvx1/z+NVbm/8uF4osMZFwx9O9aqCSuCJIrwz3Z2kiNAct2JrQ8LTY1C9gJzna4/UH+lYdhuW2c4JZ2/QU6wuTYeIoHbhXXY2ff8A+vWGIXNA1ptcx6DNCsifMoI9xWc2lwS5+TnPY1rph4hg8Gq/KOcHivOTsdJizaDGDkADNVpdISIbjiumZhImGGD/ADrJ1S4AZYo8E45p82orIwxGobaAPyrSt0AT0qhg+Zg9c1emYQwZxzSY0iH7Ru1SFQf9UpOfckf4Vs3kpeJJgoZV++On41zFgfMuZZmH3wSPwrY89TD5ZfAbv6V6mHjamjlqO8jTtdXuLTEtrKwHcdQfqK6aw8WwTIoul8t2/iXkflXmtjfBJWS4JDKxXI55rReVbhtwI3e3WtXFSMz1WO7iuE3RSKw9jmneZ6H8q84t76WxRVjkO8/MSD27Ctyx8RvKdsyggdT0rOVNrVAGoeLLa3kEVviRicFj0H+NcXret3U9y6T3BIBOADxisi6Iij3GdHduAF7VUURy7vnbpk/LVpJbBYsy6jvQIoOR0aoDJGPmkMjZGTtqrL5agbZMn/dp8QEk2wSqOnLEAfrRzdGMsQT24Eo3ygE8JgH9eKYDFJIV2uSRxznFWZdKRYldL23AJ5y4ptlZo80zeejBY2BxngngdvXFFguI42WyKmcYzzxWXftmbevGDmtm7if/AGAO3zCsm+TEzA4IbOCDmpqrSw47neeHdUS+09QzDzVGG5/WtVmBbrXmuj3klnMCpx613Ntfx3UQOecdM15U42Z2Rd0X5VJB/pWTLb4d3x+Jq4ZHUEK/HvWddzSMrAt19KhDsykhH2nAOcUzUZcxsowSRjFCqYozKQaruWkAbnJ6VpFc0kkJuyJdP3W8gjZR/qz/AFq0HSQZLBCe+OKpwzLHMWeNtwGDk8U+LE6HawQ5zhj/AFr2IpRVjhb6kN9GIbtJFZXEw3BhnG4dv8+tQQapAj7j5oYHsR/I1fu7QiwZmlTMbbwA2T7/AMqwZ4VaYSqyqj9SfWploNO5syapudXAJVhnLdTWlBqStahXjbbn5m7+wrAjghAjWW6AUKcbQGz+taNq9qtlOA8jAFTyoHeqTuhMwpY5VgVypUEnBPANSWsLvnJTlD0cf41Tkc+SFJ9abbSFclWIOOuai5VixNbyDIKjI9CD/Kqr5Eh+X8MVcjup+nnP6feNVnmlW4ZhIQT1OetEk7gi7HBPNbxskTuCCThSe+KtWlpNBbtJKkkYZ8HcCBgc5P5U2S7uYrSz2zOoKE/KSO9SyXs91ozpLMzsH5yex6VZJRedbgt5YdwOpC1UkeOVwpJDDqCMGpYowqv1ORkVXaMLco7fczhj7d6zalYpWLFuo3HBBHYitWyd45Bg8eorGRvs9x8uHjY4yK14sE5Vs4rgqxszppu6Ojgl85QpI3D9amWw8xuaxbO4eOYN6dq6m0ukljG0H3rntqambq9n5VgqRjlj1rJhu4oAiJEruTgFxkDHWtTxRqSRwpaxnMsgBz/dH/16wgkcawk7mIySqHB7dD+FduGpX95mFaenKh+GnuZGeRdxI4x7U63h++nXPAxXO6hcP9vk8qaRUGAPm9BRFf3kMqlJm6D73NdnP0Oex0TxMrYZCM9iKxLiJ4o5ImU4U8ZrRTWZjGrTIjHJHAqje3T3EpkyQSACKq9xIba2lxcCMRxksRnritiPS7qOzlWSMI5I+8wrNkDjTrSYSP8AMGBGfQ//AKqdZMrx3KN1Me5fqOaSTQ2Z13J5nO1Rx/CMVFbMq8vGGA6jOKKKze5RoR3dmGwbE/8Af0/4VDdvZu25LeRM/wDTTI/lRRVdCS5cS2rR26P5gKRjoueoz61PavYG3uAY5SBGN3OM/MvTmiiqS0EQb7UhgsDgbe8mT/Ko1a0JIkicL22tz+tFFU4gUHUQXLmPd5RPANPtnkScyRSAknJVjjNFFYzgilJo6GxmRmAcbWPUGumj8qytWuJCAijccUUV50oLnsdcZNxucNeXj3d69zIT8zZA9B6VWuNXM2UhUgAY3Hr+FFFejJ8qSRy7u5DAI+C8IYemT/jUsqoZiVQIvHyjmiirjFEtluKaGOLJto2ycck0SzW8kePswU+qmiiqSEWDdW/9kwAwZVZG4LdOlRWF3iVsRRhdjEcd9pxRRSsgP//Z,</text:p>
      <text:p text:style-name="P31">house=902,</text:p>
      <text:p text:style-name="P31">swaroop ,shree gajanan park,</text:p>
      <text:p text:style-name="P31">faceScore=-1,</text:p>
      <text:p text:style-name="P31">referenceId=284020240424194313276,</text:p>
      <text:p text:style-name="P31">villageTownCity=Nashik,</text:p>
      <text:p text:style-name="P31">street=kharjul mala,</text:p>
      <text:p text:style-name="P31">rawXml=https://aadhaar-kyc-docs.s3.amazonaws.com/suresell/aadhaar_xml/284020240424194313276/284020240424194313276-2024-04-24-141313434839.xml?X-Amz-Algorithm=AWS4-HMAC-SHA256&amp;X-Amz-<text:soft-page-break/>Credential=AKIAY5K3QRM5FYWPQJEB%2F20240424%2Fap-south-1%2Fs3%2Faws4_request&amp;X-Amz-Date=20240424T141313Z&amp;X-Amz-Expires=432000&amp;X-Amz-SignedHeaders=host&amp;X-Amz-Signature=11246b8cddacc42bf0eb69e3d206577fe65dde3f0f9e82dd61fc55a0f8a7c7db,</text:p>
      <text:p text:style-name="P31">state=Maharashtra,</text:p>
      <text:p text:style-name="P31">landmark=sinnar phata,</text:p>
      <text:p text:style-name="P31">postOffice=Nashik Road,</text:p>
      <text:p text:style-name="P31">zip=422101,</text:p>
      <text:p text:style-name="P31">uniquenessId=80bbbcbcd12b012654eb5f9b87aa134c2b40f2c77a892cb263923c45e6885637,</text:p>
      <text:p text:style-name="P31">faceStatus=false,</text:p>
      <text:p text:style-name="P31">clientId=aadhaar_v2_BqMyezwHRgvfWqhWOOcc,</text:p>
      <text:p text:style-name="P31">fullName=Suyash Jayant Jadhavar,</text:p>
      <text:p text:style-name="P31">message=null,</text:p>
      <text:p text:style-name="P31">aadhaarNumber=680518862840,</text:p>
      <text:p text:style-name="P31">careOf=null,</text:p>
      <text:p text:style-name="P31">aadhaarPdf=null,</text:p>
      <text:p text:style-name="P31">dob=2001-09-04,</text:p>
      <text:p text:style-name="P31">messageCode=success,</text:p>
      <text:p text:style-name="P31">status=success_aadhaar,</text:p>
      <text:p text:style-name="P31">statusCode=200}</text:p>
      <text:p text:style-name="P31"/>
      <text:p text:style-name="P31"/>
      <text:p text:style-name="P5"><text:span text:style-name="T3">5) GST Verification :- </text:span><text:span text:style-name="T2">To verify the GST details, if the status code is 200 then GST is verified otherwise not.</text:span></text:p>
      <text:p text:style-name="P6"/>
      <text:p text:style-name="P1"><text:span text:style-name="T3">End-Point :-</text:span><text:span text:style-name="T2"> http://</text:span><text:span text:style-name="T5">localhost:8091/api/v2/gstrequest <text:s/></text:span></text:p>
      <text:p text:style-name="P3"/>
      <text:p text:style-name="P14">Request Format :-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>Key Name</text:p>
          </table:table-cell>
          <table:table-cell table:style-name="Table3.A1" office:value-type="string">
            <text:p text:style-name="P19">Type</text:p>
          </table:table-cell>
          <table:table-cell table:style-name="Table3.A1" office:value-type="string">
            <text:p text:style-name="P19">Required</text:p>
          </table:table-cell>
          <table:table-cell table:style-name="Table3.A1" office:value-type="string">
            <text:p text:style-name="P19">Remarks</text:p>
          </table:table-cell>
        </table:table-row>
        <table:table-row table:style-name="Table3.1">
          <table:table-cell table:style-name="Table3.A2" office:value-type="string">
            <text:p text:style-name="P25">pageId </text:p>
          </table:table-cell>
          <table:table-cell table:style-name="Table3.A2" office:value-type="string">
            <text:p text:style-name="P21">String</text:p>
          </table:table-cell>
          <table:table-cell table:style-name="Table3.A2" office:value-type="string">
            <text:p text:style-name="P21">N</text:p>
          </table:table-cell>
          <table:table-cell table:style-name="Table3.A2" office:value-type="string">
            <text:p text:style-name="P21"/>
          </table:table-cell>
        </table:table-row>
        <table:table-row table:style-name="Table3.1">
          <table:table-cell table:style-name="Table3.A2" office:value-type="string">
            <text:p text:style-name="P8">branchId</text:p>
          </table:table-cell>
          <table:table-cell table:style-name="Table3.A2" office:value-type="string">
            <text:p text:style-name="P8">String</text:p>
          </table:table-cell>
          <table:table-cell table:style-name="Table3.A2" office:value-type="string">
            <text:p text:style-name="P8">N</text:p>
          </table:table-cell>
          <table:table-cell table:style-name="Table3.A2" office:value-type="string">
            <text:p text:style-name="P8">Branch id</text:p>
          </table:table-cell>
        </table:table-row>
        <table:table-row table:style-name="Table3.1">
          <table:table-cell table:style-name="Table3.A1" office:value-type="string">
            <text:p text:style-name="P9">userReqSrNo</text:p>
          </table:table-cell>
          <table:table-cell table:style-name="Table3.A1" office:value-type="string">
            <text:p text:style-name="P13">String</text:p>
          </table:table-cell>
          <table:table-cell table:style-name="Table3.A1" office:value-type="string">
            <text:p text:style-name="P13">Y</text:p>
          </table:table-cell>
          <table:table-cell table:style-name="Table3.A1" office:value-type="string">
            <text:p text:style-name="P9">Unique User id.</text:p>
          </table:table-cell>
        </table:table-row>
        <table:table-row table:style-name="Table3.1">
          <table:table-cell table:style-name="Table3.A1" office:value-type="string">
            <text:p text:style-name="P9">Pan No</text:p>
          </table:table-cell>
          <table:table-cell table:style-name="Table3.A1" office:value-type="string">
            <text:p text:style-name="P13">String</text:p>
          </table:table-cell>
          <table:table-cell table:style-name="Table3.A1" office:value-type="string">
            <text:p text:style-name="P9">Y</text:p>
          </table:table-cell>
          <table:table-cell table:style-name="Table3.A1" office:value-type="string">
            <text:p text:style-name="P9">Pan number whose length is 10.</text:p>
          </table:table-cell>
        </table:table-row>
        <table:table-row table:style-name="Table3.1">
          <table:table-cell table:style-name="Table3.A1" office:value-type="string">
            <text:p text:style-name="P9">custId</text:p>
          </table:table-cell>
          <table:table-cell table:style-name="Table3.A1" office:value-type="string">
            <text:p text:style-name="P13">String</text:p>
          </table:table-cell>
          <table:table-cell table:style-name="Table3.A1" office:value-type="string">
            <text:p text:style-name="P13">Y</text:p>
          </table:table-cell>
          <table:table-cell table:style-name="Table3.A1" office:value-type="string">
            <text:p text:style-name="P9">Unique Cust id.</text:p>
          </table:table-cell>
        </table:table-row>
        <table:table-row table:style-name="Table3.7">
          <table:table-cell table:style-name="Table3.A1" office:value-type="string">
            <text:p text:style-name="P9">prodId</text:p>
          </table:table-cell>
          <table:table-cell table:style-name="Table3.A1" office:value-type="string">
            <text:p text:style-name="P13">String</text:p>
          </table:table-cell>
          <table:table-cell table:style-name="Table3.A1" office:value-type="string">
            <text:p text:style-name="P13">Y</text:p>
          </table:table-cell>
          <table:table-cell table:style-name="Table3.A1" office:value-type="string">
            <text:p text:style-name="P9">Product Id</text:p>
          </table:table-cell>
        </table:table-row>
        <table:table-row table:style-name="Table3.7">
          <table:table-cell table:style-name="Table3.A2" office:value-type="string">
            <text:p text:style-name="P22"><text:span text:style-name="T6">reqBy</text:span></text:p>
          </table:table-cell>
          <table:table-cell table:style-name="Table3.A2" office:value-type="string">
            <text:p text:style-name="P13">String</text:p>
          </table:table-cell>
          <table:table-cell table:style-name="Table3.A2" office:value-type="string">
            <text:p text:style-name="P13">N</text:p>
          </table:table-cell>
          <table:table-cell table:style-name="Table3.A2" office:value-type="string">
            <text:p text:style-name="P9">Request By Operator</text:p>
          </table:table-cell>
        </table:table-row>
      </table:table>
      <text:p text:style-name="P3"/>
      <text:p text:style-name="P1"><text:span text:style-name="T3">Sample :-</text:span><text:span text:style-name="T2"> </text:span></text:p>
      <text:p text:style-name="P30">{</text:p>
      <text:p text:style-name="P10"><text:span text:style-name="T4"><text:s text:c="5"/></text:span><text:span text:style-name="T7">"pageId":"FBANKMAS",</text:span></text:p>
      <text:p text:style-name="P36"><text:s text:c="2"/><text:tab/> <text:s text:c="5"/>"CustId":"SHARNIRA",</text:p>
      <text:p text:style-name="P36"><text:s text:c="3"/><text:tab/> <text:s text:c="5"/>"userReqSrno":"2384",</text:p>
      <text:p text:style-name="P36"><text:s text:c="3"/><text:tab/> <text:s text:c="5"/>"prodId":"CBSV2",</text:p>
      <text:p text:style-name="P36"><text:s text:c="2"/><text:tab/> <text:s text:c="5"/>"panNo":"EVMPS3728A",</text:p>
      <text:p text:style-name="P36"><text:s text:c="3"/><text:tab/> <text:s text:c="5"/>"reqBy":"ABK"</text:p>
      <text:p text:style-name="P36"><text:s text:c="2"/><text:tab/> <text:s text:c="5"/>"branchId":"MBR02" </text:p>
      <text:p text:style-name="P5"><text:span text:style-name="T4"><text:tab/>}</text:span></text:p>
      <text:p text:style-name="P3"/>
      <text:p text:style-name="P14"><text:soft-page-break/>Response Format :-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">Key Name</text:p>
          </table:table-cell>
          <table:table-cell table:style-name="Table9.A1" office:value-type="string">
            <text:p text:style-name="P19">Type</text:p>
          </table:table-cell>
          <table:table-cell table:style-name="Table9.A1" office:value-type="string">
            <text:p text:style-name="P19">Remarks</text:p>
          </table:table-cell>
        </table:table-row>
        <table:table-row table:style-name="Table9.1">
          <table:table-cell table:style-name="Table9.A1" office:value-type="string">
            <text:p text:style-name="P9">PanNo</text:p>
          </table:table-cell>
          <table:table-cell table:style-name="Table9.A1" office:value-type="string">
            <text:p text:style-name="P9">String</text:p>
          </table:table-cell>
          <table:table-cell table:style-name="Table9.A1" office:value-type="string">
            <text:p text:style-name="P9">Pan number returned into the response.</text:p>
          </table:table-cell>
        </table:table-row>
        <table:table-row table:style-name="Table9.1">
          <table:table-cell table:style-name="Table9.A1" office:value-type="string">
            <text:p text:style-name="P9">Name </text:p>
          </table:table-cell>
          <table:table-cell table:style-name="Table9.A1" office:value-type="string">
            <text:p text:style-name="P13">String</text:p>
          </table:table-cell>
          <table:table-cell table:style-name="Table9.A1" office:value-type="string">
            <text:p text:style-name="P9">Full name of the Pan card holder.</text:p>
          </table:table-cell>
        </table:table-row>
        <table:table-row table:style-name="Table9.1">
          <table:table-cell table:style-name="Table9.A1" office:value-type="string">
            <text:p text:style-name="P9">Category </text:p>
          </table:table-cell>
          <table:table-cell table:style-name="Table9.A1" office:value-type="string">
            <text:p text:style-name="P13">String</text:p>
          </table:table-cell>
          <table:table-cell table:style-name="Table9.A1" office:value-type="string">
            <text:p text:style-name="P9">Category of the Pan(person, aop)</text:p>
          </table:table-cell>
        </table:table-row>
        <table:table-row table:style-name="Table9.1">
          <table:table-cell table:style-name="Table9.A1" office:value-type="string">
            <text:p text:style-name="P9">ResultVO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3">Json Object Contains -</text:p>
            <text:p text:style-name="P13">msgCode = Message Code of API (200,1001,2001,2002,2003,2004,421,422,423,424,425,425,500,501,502,503,504,505)</text:p>
            <text:p text:style-name="P13">msgDescr = Message Description of API(PAN Details fetched successfully)</text:p>
            <text:p text:style-name="P13">Success = Result of the api(TRUE/FALSE)</text:p>
            <text:p text:style-name="P13">userReqSrNo= UserRequest Uniquie Number)</text:p>
          </table:table-cell>
        </table:table-row>
        <table:table-row table:style-name="Table9.1">
          <table:table-cell table:style-name="Table9.A1" office:value-type="string">
            <text:p text:style-name="P13">statusCode</text:p>
          </table:table-cell>
          <table:table-cell table:style-name="Table9.A1" office:value-type="string">
            <text:p text:style-name="P13">String</text:p>
          </table:table-cell>
          <table:table-cell table:style-name="Table9.A1" office:value-type="string">
            <text:p text:style-name="P9">Status Code of the response(200,500,404).</text:p>
          </table:table-cell>
        </table:table-row>
      </table:table>
      <text:p text:style-name="P3"/>
      <text:p text:style-name="P3"><text:span text:style-name="T8">Sample :- </text:span></text:p>
      <text:p text:style-name="P33"><text:s/>{</text:p>
      <text:p text:style-name="P33">address=178/1 Padali Kanhoor 414103 AHMED NAGAR MAHARASHTRA INDIA, Category=person,</text:p>
      <text:p text:style-name="P33"><text:s/>gender=M,</text:p>
      <text:p text:style-name="P33"><text:s/>dobVerified=false,</text:p>
      <text:p text:style-name="P33"><text:s/>panNo=EVMPS3728A,</text:p>
      <text:p text:style-name="P33"><text:s/>maskedAadhaar=XXXXXXXX8735,</text:p>
      <text:p text:style-name="P33"><text:s/>resultVO={</text:p>
      <text:p text:style-name="P33">userReqSrNo=25,</text:p>
      <text:p text:style-name="P33"><text:s/>success=TRUE,</text:p>
      <text:p text:style-name="P33"><text:s/>msgDescr=PAN Details fetched successfully, </text:p>
      <text:p text:style-name="P33">msgCode=200</text:p>
      <text:p text:style-name="P33">},</text:p>
      <text:p text:style-name="P33"><text:s/>fullNameSplit=["TUSHAR","VITTHAL","SINARE"],</text:p>
      <text:p text:style-name="P33"><text:s/>phoneNumber=7057192939,</text:p>
      <text:p text:style-name="P33"><text:s/>aadhaarLinked=true,</text:p>
      <text:p text:style-name="P33"><text:s/>dob=1995-02-02,</text:p>
      <text:p text:style-name="P33"><text:s/>name=TUSHAR VITTHAL SINARE,</text:p>
      <text:p text:style-name="P33"><text:s/><text:a xlink:type="simple" xlink:href="mailto:email%3DTUSHARSINARE0202@GMAIL.COM" text:style-name="Internet_20_link" text:visited-style-name="Visited_20_Internet_20_Link">email=TUSHARSINARE0202@GMAIL.COM</text:a>,</text:p>
      <text:p text:style-name="P33"><text:s/>statusCode=200</text:p>
      <text:p text:style-name="P33">}</text:p>
      <text:p text:style-name="P31"/>
      <text:p text:style-name="P31"/>
      <text:p text:style-name="P31">Required Manually Create Table </text:p>
      <text:p text:style-name="P31"/>
      <text:p text:style-name="P31"/>
      <text:p text:style-name="P31">CREATE TABLE pngtadha.`netwreqkeymap` (</text:p>
      <text:p text:style-name="P31"><text:s text:c="2"/>`NETWREQKEYSRNO` int NOT NULL,</text:p>
      <text:p text:style-name="P31"><text:s text:c="2"/>`NETWREQKEYNAME` varchar(500) DEFAULT NULL,</text:p>
      <text:p text:style-name="P31"><text:s text:c="2"/>`NETWREQKEYPNADH` varchar(500) DEFAULT NULL,</text:p>
      <text:p text:style-name="P31"><text:s text:c="2"/>`NETWREQKEYREQ` varchar(500) DEFAULT NULL,</text:p>
      <text:p text:style-name="P31"><text:soft-page-break/><text:s text:c="2"/>`NETWREQFLD` varchar(500) DEFAULT NULL,</text:p>
      <text:p text:style-name="P31"><text:s text:c="2"/>PRIMARY KEY (`NETWREQKEYSRNO`)</text:p>
      <text:p text:style-name="P31">) ENGINE=InnoDB DEFAULT CHARSET=utf8mb4 COLLATE=utf8mb4_0900_ai_ci</text:p>
      <text:p text:style-name="P31"/>
      <text:p text:style-name="P31">CREATE TABLE pngtadha.`netwreskeymap` (</text:p>
      <text:p text:style-name="P31"><text:s text:c="2"/>`VNDRRESKEYSRNO` int NOT NULL,</text:p>
      <text:p text:style-name="P31"><text:s text:c="2"/>`PNADHVNDRSRNO` int DEFAULT NULL,</text:p>
      <text:p text:style-name="P31"><text:s text:c="2"/>`VNDRRESKEYPNADH` varchar(2) DEFAULT NULL,</text:p>
      <text:p text:style-name="P31"><text:s text:c="2"/>`NETWRESKEYNAME` varchar(500) DEFAULT NULL,</text:p>
      <text:p text:style-name="P31"><text:s text:c="2"/>`VNDRRESKEYNAME` varchar(500) DEFAULT NULL,</text:p>
      <text:p text:style-name="P31"><text:s text:c="2"/>`VNDRRESKEYSEQ` int DEFAULT NULL,</text:p>
      <text:p text:style-name="P31"><text:s text:c="2"/>`VNDRRESKEYREQ` varchar(500) DEFAULT NULL,</text:p>
      <text:p text:style-name="P31"><text:s text:c="2"/>PRIMARY KEY (`VNDRRESKEYSRNO`)</text:p>
      <text:p text:style-name="P31">) ENGINE=InnoDB DEFAULT CHARSET=utf8mb4 COLLATE=utf8mb4_0900_ai_ci</text:p>
      <text:p text:style-name="P31"/>
      <text:p text:style-name="P31">CREATE TABLE pngtadha.`vndrreqkeymap` (</text:p>
      <text:p text:style-name="P31"><text:s text:c="2"/>`VNDRREQKEYSRNO` int NOT NULL,</text:p>
      <text:p text:style-name="P31"><text:s text:c="2"/>`PNADHVNDRSRNO` int NOT NULL,</text:p>
      <text:p text:style-name="P31"><text:s text:c="2"/>`VNDRREQKEYPNADH` varchar(45) NOT NULL,</text:p>
      <text:p text:style-name="P31"><text:s text:c="2"/>`NETWREQKEYNAME` varchar(45) DEFAULT NULL,</text:p>
      <text:p text:style-name="P31"><text:s text:c="2"/>`VNDRREQKEYNAME` varchar(45) DEFAULT NULL,</text:p>
      <text:p text:style-name="P31"><text:s text:c="2"/>`VNDRREQKEYSEQ` int DEFAULT NULL,</text:p>
      <text:p text:style-name="P31"><text:s text:c="2"/>`VNDRREQKEYREQ` varchar(500) DEFAULT NULL,</text:p>
      <text:p text:style-name="P31"><text:s text:c="2"/>`VNDRREQFIELD` varchar(1) DEFAULT NULL,</text:p>
      <text:p text:style-name="P31"><text:s text:c="2"/>PRIMARY KEY (`VNDRREQKEYSRNO`)</text:p>
      <text:p text:style-name="P31">) ENGINE=InnoDB DEFAULT CHARSET=utf8mb4 COLLATE=utf8mb4_0900_ai_ci</text:p>
      <text:p text:style-name="P31"/>
      <text:p text:style-name="P31"/>
      <text:p text:style-name="P31">CREATE TABLE pngtadha.`vndrreskeymap` (</text:p>
      <text:p text:style-name="P31"><text:s text:c="2"/>`NETWRESKEYSRNO` int NOT NULL,</text:p>
      <text:p text:style-name="P31"><text:s text:c="2"/>`VNDRRESKEYNAME` varchar(500) DEFAULT NULL,</text:p>
      <text:p text:style-name="P31"><text:s text:c="2"/>`NETWRESKEYPNADH` varchar(500) DEFAULT NULL,</text:p>
      <text:p text:style-name="P31"><text:s text:c="2"/>`NETWRESKEYREQ` varchar(500) DEFAULT NULL,</text:p>
      <text:p text:style-name="P31"><text:s text:c="2"/>`NETWRESFLD` varchar(500) DEFAULT NULL,</text:p>
      <text:p text:style-name="P31"><text:s text:c="2"/>PRIMARY KEY (`NETWRESKEYSRNO`)</text:p>
      <text:p text:style-name="P31">) ENGINE=InnoDB DEFAULT CHARSET=utf8mb4 COLLATE=utf8mb4_0900_ai_ci</text:p>
      <text:p text:style-name="P31"/>
      <text:p text:style-name="P31">CREATE TABLE pngtadha.`rejectres` (</text:p>
      <text:p text:style-name="P31"><text:s text:c="2"/>`REJRESSRNO` int NOT NULL,</text:p>
      <text:p text:style-name="P31"><text:s text:c="2"/>`REJRESCD` int DEFAULT NULL,</text:p>
      <text:p text:style-name="P31"><text:s text:c="2"/>`REJRESDESC` varchar(45) DEFAULT NULL,</text:p>
      <text:p text:style-name="P31"><text:s text:c="2"/>PRIMARY KEY (`REJRESSRNO`)</text:p>
      <text:p text:style-name="P31">) ENGINE=InnoDB DEFAULT CHARSET=utf8mb4 COLLATE=utf8mb4_0900_ai_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ystem-ui, apple-system, BlinkMacSystemFont, 'Segoe UI', Roboto, Oxygen, Ubuntu, Cantarell, 'Fira Sans', 'Droid Sans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30T13:18:34.77</meta:creation-date>
    <dc:date>2024-05-09T12:59:16.34</dc:date>
    <meta:editing-duration>P8DT20H39M18S</meta:editing-duration>
    <meta:editing-cycles>16</meta:editing-cycles>
    <meta:generator>OpenOffice/4.1.10$Win32 OpenOffice.org_project/4110m2$Build-9807</meta:generator>
    <meta:document-statistic meta:table-count="9" meta:image-count="0" meta:object-count="0" meta:page-count="11" meta:paragraph-count="561" meta:word-count="1258" meta:character-count="18006"/>
  </office:meta>
</office:document-meta>
</file>